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10_10-16-27_000.jpg</text:p>
          </table:table-cell>
          <table:table-cell table:style-name="ce13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532409 E-139-34-48.830566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2020-07-10_13-35-05_000.jpg</text:p>
          </table:table-cell>
          <table:table-cell table:style-name="ce13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2020-07-10_15-23-56_000.jpg</text:p>
          </table:table-cell>
          <table:table-cell table:style-name="ce16" office:value-type="string">
            <text:p>:m RES 1-2*2 / free# JVEMV6 37#21.4_14 / 37. miscs of miscs / 21. math&amp;physics / 4. knot-theory / N+ THEO+</text:p>
          </table:table-cell>
          <table:table-cell table:style-name="ce31"/>
          <table:table-cell table:style-name="ce2"/>
          <table:table-cell table:style-name="ce2" office:value-type="string">
            <text:p>N-35-35-28.601074 E-139-34-49.160156</text:p>
          </table:table-cell>
          <table:table-cell table:style-name="ce32" table:formula="of:=IF([.E4]=&quot;&quot;;[.C4];CONCATENATE([.C4];&quot; / &quot;;[.E4]))" office:value-type="string" office:string-value=":m RES 1-2*2 / free# JVEMV6 37#21.4_14 / 37. miscs of miscs / 21. math&amp;physics / 4. knot-theory / N+ THEO+">
            <text:p>:m RES 1-2*2 / free# JVEMV6 37#21.4_14 / 37. miscs of miscs / 21. math&amp;physics / 4. knot-theory / N+ THEO+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0_15-54-41_000.jpg</text:p>
          </table:table-cell>
          <table:table-cell table:style-name="ce16" office:value-type="string">
            <text:p>:m 1*1 RES / free / res-id=RVSD / nuts 果仁</text:p>
          </table:table-cell>
          <table:table-cell table:style-name="ce14"/>
          <table:table-cell table:style-name="ce2"/>
          <table:table-cell table:style-name="ce2" office:value-type="string">
            <text:p>N-35-35-28.532409 E-139-34-48.830566</text:p>
          </table:table-cell>
          <table:table-cell table:style-name="ce32" table:formula="of:=IF([.E5]=&quot;&quot;;[.C5];CONCATENATE([.C5];&quot; / &quot;;[.E5]))" office:value-type="string" office:string-value=":m 1*1 RES / free / res-id=RVSD / nuts 果仁">
            <text:p>:m 1*1 RES / free / res-id=RVSD / nuts 果仁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0_16-14-55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2" table:formula="of:=IF([.E6]=&quot;&quot;;[.C6];CONCATENATE([.C6];&quot; / &quot;;[.E6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0_17-15-30_000.jpg</text:p>
          </table:table-cell>
          <table:table-cell table:style-name="ce16" office:value-type="string">
            <text:p>:m RES 1*1 / free# JVEMV6 37#20_11.1 / 37. miscs / 20. philosophy / 11. WALKER'S APPEAL</text:p>
          </table:table-cell>
          <table:table-cell table:style-name="ce16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2" table:formula="of:=IF([.E7]=&quot;&quot;;[.C7];CONCATENATE([.C7];&quot; / &quot;;[.E7]))" office:value-type="string" office:string-value=":m RES 1*1 / free# JVEMV6 37#20_11.1 / 37. miscs / 20. philosophy / 11. WALKER'S APPEAL">
            <text:p>:m RES 1*1 / free# JVEMV6 37#20_11.1 / 37. miscs / 20. philosophy / 11. WALKER'S APPEAL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10_20-19-32_000.jpg</text:p>
          </table:table-cell>
          <table:table-cell table:style-name="ce16" office:value-type="string">
            <text:p>:m other / お母さんから　お金もらう / ３万円 / 月々の小遣い</text:p>
          </table:table-cell>
          <table:table-cell table:style-name="ce14"/>
          <table:table-cell table:style-name="ce2"/>
          <table:table-cell table:style-name="ce2" office:value-type="string">
            <text:p>N-35-35-28.532409 E-139-34-48.830566</text:p>
          </table:table-cell>
          <table:table-cell table:style-name="ce32" table:formula="of:=IF([.E8]=&quot;&quot;;[.C8];CONCATENATE([.C8];&quot; / &quot;;[.E8]))" office:value-type="string" office:string-value=":m other / お母さんから　お金もらう / ３万円 / 月々の小遣い">
            <text:p>:m other / お母さんから　お金もらう / ３万円 / 月々の小遣い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10_21-10-13_000.jpg</text:p>
          </table:table-cell>
          <table:table-cell table:style-name="ce16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642272 E-139-34-49.434814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10_23-37-19_000.jpg</text:p>
          </table:table-cell>
          <table:table-cell table:style-name="ce16" office:value-type="string">
            <text:p>:PHOTO 記録 / @自室　/ 身体；左脚 / 膝上；肉が垂れ下がっている</text:p>
          </table:table-cell>
          <table:table-cell table:style-name="ce16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2" table:formula="of:=IF([.E10]=&quot;&quot;;[.C10];CONCATENATE([.C10];&quot; / &quot;;[.E10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10_23-37-33_000.jpg</text:p>
          </table:table-cell>
          <table:table-cell table:style-name="ce16" office:value-type="string">
            <text:p>:PHOTO 記録 / @自室　/ 身体；右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656005 E-139-34-49.434814</text:p>
          </table:table-cell>
          <table:table-cell table:style-name="ce32" table:formula="of:=IF([.E11]=&quot;&quot;;[.C11];CONCATENATE([.C11];&quot; / &quot;;[.E11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11_00-34-31_000.jpg</text:p>
          </table:table-cell>
          <table:table-cell table:style-name="ce16" office:value-type="string">
            <text:p>:bookmemo / ページメモ / 『私の中の日本軍』 / 著者=山本七平 / p.12</text:p>
          </table:table-cell>
          <table:table-cell table:style-name="ce16"/>
          <table:table-cell table:style-name="ce2"/>
          <table:table-cell table:style-name="ce2" office:value-type="string">
            <text:p>N-35-35-28.614807 E-139-34-49.270019</text:p>
          </table:table-cell>
          <table:table-cell table:style-name="ce32" table:formula="of:=IF([.E12]=&quot;&quot;;[.C12];CONCATENATE([.C12];&quot; / &quot;;[.E12]))" office:value-type="string" office:string-value=":bookmemo / ページメモ / 『私の中の日本軍』 / 著者=山本七平 / p.12">
            <text:p>:bookmemo / ページメモ / 『私の中の日本軍』 / 著者=山本七平 / p.12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11_11-00-30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2"/>
          <table:table-cell table:style-name="ce2"/>
          <table:table-cell table:style-name="ce32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10_14-37-01_000.mp4</text:p>
          </table:table-cell>
          <table:table-cell table:style-name="ce22" office:value-type="string">
            <text:p>:VIDEO / @自宅 / メモ / kb,keyboard / 演奏、play / k-2020-0710-1 / genr=f-N:no-intro,key=C,chor=CM7;FM7,RH=melody,LH=grip,other=re+</text:p>
          </table:table-cell>
          <table:table-cell table:style-name="ce5"/>
          <table:table-cell table:style-name="ce2"/>
          <table:table-cell table:style-name="ce2"/>
          <table:table-cell table:style-name="ce32" table:formula="of:=IF([.E14]=&quot;&quot;;[.C14];CONCATENATE([.C14];&quot; / &quot;;[.E14]))" office:value-type="string" office:string-value=":VIDEO / @自宅 / メモ / kb,keyboard / 演奏、play / k-2020-0710-1 / genr=f-N:no-intro,key=C,chor=CM7;FM7,RH=melody,LH=grip,other=re+">
            <text:p>:VIDEO / @自宅 / メモ / kb,keyboard / 演奏、play / k-2020-0710-1 / genr=f-N:no-intro,key=C,chor=CM7;FM7,RH=melody,LH=grip,other=re+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0_14-42-07_000.mp4</text:p>
          </table:table-cell>
          <table:table-cell table:style-name="ce5" office:value-type="string">
            <text:p>:VIDEO / @自宅 / メモ / kb,keyboard / 演奏、play / k-2020-0710-2 / genr=f-N:no-intro,key=E,chor=CM7;DM7;EM7,RH=2-note-octave,LH=grip,other=re+</text:p>
          </table:table-cell>
          <table:table-cell table:style-name="ce14"/>
          <table:table-cell table:style-name="ce2"/>
          <table:table-cell table:style-name="ce2"/>
          <table:table-cell table:style-name="ce32" table:formula="of:=IF([.E15]=&quot;&quot;;[.C15];CONCATENATE([.C15];&quot; / &quot;;[.E15]))" office:value-type="string" office:string-value=":VIDEO / @自宅 / メモ / kb,keyboard / 演奏、play / k-2020-0710-2 / genr=f-N:no-intro,key=E,chor=CM7;DM7;EM7,RH=2-note-octave,LH=grip,other=re+">
            <text:p>:VIDEO / @自宅 / メモ / kb,keyboard / 演奏、play / k-2020-0710-2 / genr=f-N:no-intro,key=E,chor=CM7;DM7;EM7,RH=2-note-octave,LH=grip,other=re+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0_18-30-03_000.mp4</text:p>
          </table:table-cell>
          <table:table-cell table:style-name="ce5" office:value-type="string">
            <text:p>:VIDEO / @自宅 / メモ / kb,keyboard / 演奏、play / k-2020-0710-3 / genr=f-N:lick,key=C,chor=CM7;Em7;Dm7,cp=3m7-2m7-1M7</text:p>
          </table:table-cell>
          <table:table-cell table:style-name="ce14"/>
          <table:table-cell table:style-name="ce2"/>
          <table:table-cell table:style-name="ce2"/>
          <table:table-cell table:style-name="ce32" table:formula="of:=IF([.E16]=&quot;&quot;;[.C16];CONCATENATE([.C16];&quot; / &quot;;[.E16]))" office:value-type="string" office:string-value=":VIDEO / @自宅 / メモ / kb,keyboard / 演奏、play / k-2020-0710-3 / genr=f-N:lick,key=C,chor=CM7;Em7;Dm7,cp=3m7-2m7-1M7">
            <text:p>:VIDEO / @自宅 / メモ / kb,keyboard / 演奏、play / k-2020-0710-3 / genr=f-N:lick,key=C,chor=CM7;Em7;Dm7,cp=3m7-2m7-1M7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0_18-48-27_000.mp4</text:p>
          </table:table-cell>
          <table:table-cell table:style-name="ce5" office:value-type="string">
            <text:p>:VIDEO / @自宅 / メモ / kb,keyboard / 演奏、play / k-2020-0710-4 / genr=et-N,chor=FM7,other=pattern-length:2-measures;re+,for=hand-movement,length=4:59</text:p>
          </table:table-cell>
          <table:table-cell table:style-name="ce14"/>
          <table:table-cell table:style-name="ce2"/>
          <table:table-cell table:style-name="ce2"/>
          <table:table-cell table:style-name="ce32" table:formula="of:=IF([.E17]=&quot;&quot;;[.C17];CONCATENATE([.C17];&quot; / &quot;;[.E17]))" office:value-type="string" office:string-value=":VIDEO / @自宅 / メモ / kb,keyboard / 演奏、play / k-2020-0710-4 / genr=et-N,chor=FM7,other=pattern-length:2-measures;re+,for=hand-movement,length=4:59">
            <text:p>:VIDEO / @自宅 / メモ / kb,keyboard / 演奏、play / k-2020-0710-4 / genr=et-N,chor=FM7,other=pattern-length:2-measures;re+,for=hand-movement,length=4:59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4"/>
          <table:table-cell table:style-name="ce2"/>
          <table:table-cell table:style-name="ce2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16"/>
          <table:table-cell table:style-name="ce2"/>
          <table:table-cell table:style-name="ce2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3"/>
          <table:table-cell table:style-name="ce2"/>
          <table:table-cell table:style-name="ce2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3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7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7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1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1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1">2020/07/11</text:date>, <text:time>13:05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11T13:05:51</dc:date>
    <dc:creator>iwabuchi ken</dc:creator>
    <meta:editing-duration>P22DT20H31M13S</meta:editing-duration>
    <meta:editing-cycles>8844</meta:editing-cycles>
    <meta:document-statistic meta:table-count="1" meta:cell-count="453" meta:object-count="0"/>
  </office:meta>
</office:document-meta>
</file>